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opacity="100%" draw:textarea-horizontal-align="justify" draw:textarea-vertical-align="middle" draw:auto-grow-height="false" draw:shadow-opacity="100%"/>
    </style:style>
    <style:style style:name="gr2" style:family="graphic" style:parent-style-name="objectwithoutfill">
      <style:graphic-properties svg:stroke-width="0.152cm" draw:marker-start-width="0.659cm" draw:marker-end-width="0.659cm" draw:fill="none" draw:textarea-vertical-align="middle" fo:padding-top="0.201cm" fo:padding-bottom="0.201cm" fo:padding-left="0.326cm" fo:padding-right="0.326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723cm" svg:height="6.43cm" svg:x="4.153cm" svg:y="1.8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1cm" svg:height="3.161cm" svg:x="4.615cm" svg:y="5.0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92cm" svg:height="8.33cm" svg:x="5.153cm" svg:y="11.4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161cm" svg:height="3.9cm" svg:x="9.015cm" svg:y="4.3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029cm" svg:height="1.131cm" svg:x="10.415cm" svg:y="7.1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98cm" svg:height="9.899cm" svg:x="13.016cm" svg:y="9.7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67cm" svg:height="7.53cm" svg:x="15.116cm" svg:y="12.15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5.161cm" svg:x="17.216cm" svg:y="14.5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967cm" svg:height="6.361cm" svg:x="19.216cm" svg:y="1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97cm" svg:height="3.161cm" svg:x="20.716cm" svg:y="16.5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66cm" svg:height="1.931cm" svg:x="21.316cm" svg:y="17.75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615cm" svg:y1="8.283cm" svg:x2="26.612cm" svg:y2="8.283cm">
          <text:p/>
        </draw:line>
        <draw:line draw:style-name="gr2" draw:text-style-name="P1" draw:layer="layout" svg:x1="2.616cm" svg:y1="19.721cm" svg:x2="26.613cm" svg:y2="19.72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693cm" fo:page-height="23.5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5T14:05:32.707833406</meta:creation-date>
    <dc:date>2016-04-27T22:57:03.154700359</dc:date>
    <dc:creator>elucterio </dc:creator>
    <meta:editing-duration>P2DT8H40M35S</meta:editing-duration>
    <meta:editing-cycles>9</meta:editing-cycles>
    <meta:generator>LibreOffice/4.2.8.2$Linux_X86_64 LibreOffice_project/420m0$Build-2</meta:generator>
    <meta:document-statistic meta:object-count="13"/>
  </office:meta>
</office:document-meta>
</file>